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orem Ipsum</text:p>
      <text:p text:style-name="Standard">"Neque porro quisquam est qui dolorem ipsum quia dolor sit amet, consectetur, adipisci velit..."</text:p>
      <text:p text:style-name="Standard">"Il ny a personne qui naime la souffrance pour elle-même, qui ne la recherche et qui ne la veuille pour elle-même..."</text:p>
      <text:p text:style-name="Standard"/>
      <text:p text:style-name="Standard"/>
      <text:p text:style-name="Standard"/>
      <text:p text:style-name="Standard"/>
      <text:p text:style-name="Standard"/>
      <text:p text:style-name="Standard"/>
      <text:p text:style-name="Standard"/>
      <text:p text:style-name="Standard"/>
      <text:p text:style-name="Standard">Lorem ipsum dolor sit amet, consectetur adipiscing elit. Cras sed facilisis erat, eget pulvinar nisl. Curabitur sed congue urna. Proin commodo fermentum sapien. Phasellus dolor neque, dapibus ac varius finibus, finibus et tortor. Vestibulum sed vestibulum felis. Phasellus vestibulum eros ac dictum scelerisque. Aliquam pellentesque tincidunt mi et gravida. Donec tincidunt eros et imperdiet finibus. Proin libero tortor, congue eget arcu et, finibus sagittis lacus. Aliquam quis interdum nisl, ut ornare quam. Vestibulum suscipit tellus in arcu sollicitudin malesuada. Vestibulum massa odio, cursus eu ante sed, sagittis aliquam mauris. Vestibulum ante ipsum primis in faucibus orci luctus et ultrices posuere cubilia curae; Morbi in ornare erat. Morbi nec enim tempus, suscipit quam in, placerat ipsum. Nam vehicula congue est et luctus. </text:p>
      <text:p text:style-name="Standard">Nunc porttitor, sem vitae varius tincidunt, mauris ligula convallis eros, non sollicitudin risus libero non turpis. Nulla ut dictum lectus, et ultrices sem. Vivamus eu placerat sapien, quis tristique augue. Suspendisse dolor urna, dictum et ipsum ut, euismod feugiat nisi. Maecenas neque risus, laoreet ac lobortis non, volutpat in justo. Sed orci quam, faucibus ut eleifend ac, commodo eu erat. Etiam nulla libero, aliquam eu elementum a, venenatis id diam. Proin luctus feugiat nulla. In eu finibus arcu. Nulla facilisi. </text:p>
      <text:p text:style-name="Standard">Suspendisse potenti. Sed condimentum ipsum urna, tincidunt ornare ex facilisis quis. Etiam sit amet ultricies purus. Integer a libero nec mauris dapibus lacinia vitae eget lectus. Integer lacinia accumsan posuere. Aenean ac nulla sodales, lacinia lacus id, facilisis felis. Curabitur vel dui lacinia, sagittis tellus sed, dictum massa. Nunc aliquam a nulla ac malesuada. Nam vel magna sed tellus congue convallis. Praesent mauris sapien, efficitur non convallis id, interdum ut dolor. Nam a elementum metus. Donec rutrum, neque ut consectetur iaculis, magna augue vestibulum ante, vitae convallis massa ipsum id augue. </text:p>
      <text:p text:style-name="Standard">Praesent ut turpis ut magna auctor blandit. Ut aliquam sapien rutrum libero interdum, ac ultricies enim tempor. Maecenas convallis ex vel erat tempor feugiat congue et odio. Aenean id tempor ligula, non consectetur quam. Nam finibus quam at iaculis semper. Etiam vel congue massa. Ut volutpat, arcu ut laoreet convallis, diam purus tincidunt elit, vel bibendum leo tortor ornare enim. Morbi venenatis magna lorem, sit amet semper massa mattis vel. Vestibulum ut sagittis diam. Fusce ultricies magna non lorem finibus, luctus aliquam ligula eleifend. Lorem ipsum dolor sit amet, consectetur adipiscing elit. Quisque sed posuere nisi. Aliquam ut arcu nec neque fermentum dignissim non non augue. Integer sed magna et sem interdum facilisis mollis ut nisl. Fusce rutrum sollicitudin laoreet. Etiam faucibus est sagittis, semper tortor sit amet, interdum sapien. </text:p>
      <text:p text:style-name="Standard">In porta, ante eget aliquet ornare, mi felis blandit augue, id vulputate felis lorem sed enim. Aliquam suscipit, libero in scelerisque gravida, mi quam porttitor lacus, sit amet venenatis metus urna at lacus. Sed ante libero, bibendum at dolor ut, bibendum imperdiet urna. Vestibulum egestas sed nibh a lacinia. Vestibulum ut ante enim. Pellentesque habitant morbi tristique senectus et netus et malesuada fames ac turpis egestas. Suspendisse sed finibus massa. Vestibulum facilisis cursus nisi, nec iaculis massa tristique eu. Nunc turpis arcu, mattis a sodales eget, consequat ac odio.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0T23:26:24.486800794</meta:creation-date>
    <dc:date>2023-01-30T23:27:04.037040869</dc:date>
    <meta:editing-duration>PT43S</meta:editing-duration>
    <meta:editing-cycles>1</meta:editing-cycles>
    <meta:document-statistic meta:table-count="0" meta:image-count="0" meta:object-count="0" meta:page-count="1" meta:paragraph-count="8" meta:word-count="552" meta:character-count="3655" meta:non-whitespace-character-count="3110"/>
    <meta:generator>LibreOffice/7.3.7.2$Linux_X86_64 LibreOffice_project/30$Build-2</meta:generator>
  </office:meta>
</office:document-meta>
</file>